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/>
    </style:style>
    <style:style style:name="P2" style:parent-style-name="Παράγραφοςλίστας" style:list-style-name="LFO2" style:family="paragraph"/>
    <style:style style:name="T3" style:parent-style-name="Προεπιλεγμένηγραμματοσειρά" style:family="text">
      <style:text-properties fo:language="en" fo:country="US"/>
    </style:style>
    <style:style style:name="P4" style:parent-style-name="Παράγραφοςλίστας" style:list-style-name="LFO2" style:family="paragraph"/>
    <style:style style:name="T5" style:parent-style-name="Προεπιλεγμένηγραμματοσειρά" style:family="text">
      <style:text-properties fo:language="en" fo:country="US"/>
    </style:style>
    <style:style style:name="P6" style:parent-style-name="Παράγραφοςλίστας" style:list-style-name="LFO2" style:family="paragraph"/>
    <style:style style:name="T7" style:parent-style-name="Προεπιλεγμένηγραμματοσειρά" style:family="text">
      <style:text-properties fo:language="en" fo:country="US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P14" style:parent-style-name="Παράγραφοςλίστας" style:list-style-name="LFO2" style:family="paragraph"/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Παράγραφοςλίστας" style:list-style-name="LFO2" style:family="paragraph"/>
    <style:style style:name="P19" style:parent-style-name="Παράγραφοςλίστας" style:list-style-name="LFO2" style:family="paragraph"/>
    <style:style style:name="T20" style:parent-style-name="Προεπιλεγμένηγραμματοσειρά" style:family="text">
      <style:text-properties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T26" style:parent-style-name="Προεπιλεγμένηγραμματοσειρά" style:family="text">
      <style:text-properties fo:language="en" fo:country="US"/>
    </style:style>
    <style:style style:name="T27" style:parent-style-name="Προεπιλεγμένηγραμματοσειρά" style:family="text">
      <style:text-properties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Οδηγίες χρήσης Εφαρμογής</text:p>
      <text:list text:style-name="LFO2" text:continue-numbering="true">
        <text:list-item>
          <text:p text:style-name="P2">Στο<text:s/><text:span text:style-name="T3">Android</text:span><text:s/>κινητό κατεβάστε το<text:s/><text:a xlink:href="https://play.google.com/store/apps/details?id=com.google.android.apps.healthdata&amp;hl=en_US&amp;pli=1" office:target-frame-name="_top" xlink:show="replace"><text:span text:style-name="Υπερ-σύνδεση">https://play.google.com/store/apps/details?id=com.google.android.apps.healthdata&amp;hl=en_US&amp;pli=1</text:span></text:a></text:p>
        </text:list-item>
        <text:list-item>
          <text:p text:style-name="P4">Στο<text:s/><text:span text:style-name="T5">Android</text:span><text:s/>κινητό κατεβάστε το<text:s/><text:a xlink:href="https://play.google.com/store/apps/details?id=com.aueb.healthmonitor" office:target-frame-name="_top" xlink:show="replace"><text:span text:style-name="Υπερ-σύνδεση">https://play.google.com/store/apps/details?id=com.aueb.healthmonitor</text:span></text:a></text:p>
        </text:list-item>
        <text:list-item>
          <text:p text:style-name="P6">Σε τοπικό περιβάλλον που περιέχει<text:s/><text:span text:style-name="T7">docker</text:span><text:s/>κάντε<text:s/><text:span text:style-name="T8">build</text:span><text:s/><text:span text:style-name="T9">and</text:span><text:s/><text:span text:style-name="T10">run</text:span><text:s/>το<text:s/><text:span text:style-name="T11">docker</text:span><text:s/><text:span text:style-name="T12">file</text:span><text:s/>από το<text:s/><text:span text:style-name="T13">repository</text:span><text:s/><text:a xlink:href="https://github.com/georgekarounias/fhir-presentation" office:target-frame-name="_top" xlink:show="replace"><text:span text:style-name="Υπερ-σύνδεση">https://github.com/georgekarounias/fhir-presentation</text:span></text:a></text:p>
        </text:list-item>
        <text:list-item>
          <text:p text:style-name="P14">Εφόσον έχετε κάποιο<text:s/><text:span text:style-name="T15">smartwatch</text:span><text:s/>το οποίο καταγράφει μετρήσεις για καρδιακό παλμό, κορεσμό οξυγόνου στο αίμα, πίεση αίματος και γλυκόζη αίματος κάντε συγχρονισμό του ρολογιού με το<text:s/><text:span text:style-name="T16">android</text:span><text:s/><text:span text:style-name="T17">smartphone</text:span>.</text:p>
        </text:list-item>
        <text:list-item>
          <text:p text:style-name="P18">Στην συνέχεια μπορείτε να ανοίξετε την εφαρμογή του βήματος 1 και εφόσον δημιουργήσετε ασθενή* μπορείτε να ανεβάσετε τις μετρήσεις στο διαδίκτυο**.<text:s/></text:p>
        </text:list-item>
        <text:list-item>
          <text:p text:style-name="P19">Στην συνέχεια μπορείτε να επισκεφτείτε στο τοπικό περιβάλλον*** το<text:s/><text:span text:style-name="T20">docker</text:span><text:s/><text:span text:style-name="T21">image</text:span><text:s/>(του βήματος 3) με χρήση<text:s/><text:span text:style-name="T22">web</text:span><text:s/><text:span text:style-name="T23">browser</text:span><text:s/>και να δείτε τα δεδομένα σας.</text:p>
        </text:list-item>
      </text:list>
      <text:p text:style-name="Βασικό"/>
      <text:p text:style-name="Βασικό">*Η δημιουργία νέου ασθενούς είναι απαραίτητη μόνο κατά το πρώτο άνοιγμα της εφαρμογής.</text:p>
      <text:p text:style-name="Βασικό">**Η διεύθυνση του<text:s/><text:span text:style-name="T24">server</text:span><text:s/>είναι<text:s/><text:a xlink:href="http://hapi.fhir.org/baseR4/" office:target-frame-name="_top" xlink:show="replace"><text:span text:style-name="Υπερ-σύνδεση">http://hapi.fhir.org/baseR4/</text:span></text:a><text:s/>. Ο<text:s/><text:span text:style-name="T25">server</text:span><text:s/>διατίθεται δωρεάν στο διαδίκτυο και επιτρέπει την αποθήκευση πόρων.<text:s/></text:p>
      <text:p text:style-name="Βασικό">***Λόγο κόστους δεν έγινε το πρόγραμμα<text:s/><text:span text:style-name="T26">host</text:span><text:s/>από κάποιον<text:s/><text:span text:style-name="T27">provider</text:span><text:s/>(πχ<text:s/><text:span text:style-name="T28">Google</text:span>,<text:s/><text:span text:style-name="T29">Amazon</text:span>,<text:s/><text:span text:style-name="T30">Azure</text:span>,<text:s/><text:span text:style-name="T31">Heroku</text:span><text:s/>κτλ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eorge Karounias</meta:initial-creator>
    <dc:creator>george Karounias</dc:creator>
    <meta:creation-date>2023-08-23T16:34:00Z</meta:creation-date>
    <dc:date>2023-08-23T21:04:00Z</dc:date>
    <meta:template xlink:href="Normal.dotm" xlink:type="simple"/>
    <meta:editing-cycles>2</meta:editing-cycles>
    <meta:editing-duration>PT16200S</meta:editing-duration>
    <meta:document-statistic meta:page-count="1" meta:paragraph-count="3" meta:word-count="239" meta:character-count="1528" meta:row-count="10" meta:non-whitespace-character-count="1292"/>
  </office:meta>
</office:document-meta>
</file>